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2">
      <style:text-properties fo:font-size="13pt" style:font-size-asian="13pt" style:font-size-complex="13pt"/>
    </style:style>
    <style:style style:name="P2" style:family="paragraph" style:parent-style-name="Text_20_body" style:list-style-name="L1">
      <style:text-properties fo:font-size="13pt" style:font-size-asian="13pt" style:font-size-complex="13pt"/>
    </style:style>
    <style:style style:name="P3" style:family="paragraph" style:parent-style-name="Text_20_body" style:list-style-name="L3">
      <style:text-properties fo:font-size="13pt" style:font-size-asian="13pt" style:font-size-complex="13pt"/>
    </style:style>
    <style:style style:name="P4" style:family="paragraph" style:parent-style-name="Text_20_body" style:list-style-name="L1"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Heading_20_2"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s" fo:country="ES"/>
    </style:style>
    <style:style style:name="T4" style:family="text">
      <style:text-properties fo:font-size="13pt"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a de proyectos principales del Nodo Andino</text:h>
      <text:h text:style-name="P5" text:outline-level="2">Task Force 1 (Investigación) Coordina: Germán Chaparro.</text:h>
      <text:list xml:id="list868962980" text:style-name="L1">
        <text:list-item>
          <text:p text:style-name="P2"><text:span text:style-name="T1">Escuela Andina de Astronomía y Astrofìsica</text:span>. Escuela bianual de una semana para estudiantes del nodo. En el 2014: Ecuador con énfasis extragaláctico, astropartículas y cosmología. En el 2016: Perú-Chile con énfasis estelar. Las instituciones líder van cambiando.</text:p>
        </text:list-item>
        <text:list-item>
          <text:p text:style-name="P2"><text:span text:style-name="T1">Programa Andino de posgrado.</text:span> Explorar las condiciones necesarias para crear un programa de maestría a nivel andino. Instituciones líder: OAN (Colombia). Instituciones de apoyo: SOCHIAS (Chile), USFQ (Ecuador), UECCI (Colombia), Uniandes (Colombia), UIS (Colombia), UdeA (Colombia), EPN (Ecuador), IGP (Perú), UNI (Perú), CIDA (Venezuela).</text:p>
        </text:list-item>
        <text:list-item>
          <text:p text:style-name="P4">Grupo de trabajo en astropartículas<text:span text:style-name="T2">. Establecer una red de colaboración entre instituciones interesadas en astropartículas. Instituciones líder: UIS (Colombia), USFQ (Ecuador). Instituciones de apoyo: UMSS (Bolivia). UECCI (Colombia), UDFJC (Colombia), Univalle (Colombia), EPN (Ecuador).</text:span></text:p>
        </text:list-item>
        <text:list-item>
          <text:p text:style-name="P4">Grupo de trabajo en radioastronomía<text:span text:style-name="T2">. Establecer una red de colaboración entre instituciones interesadas en radioastronomía. Instituciones líder: UECCI (Colombia). Instituciones de apoyo: EPN(Ecuador).</text:span></text:p>
        </text:list-item>
        <text:list-item>
          <text:p text:style-name="P4">Massive Open Online Course. <text:span text:style-name="T2">Crear un MOOC de nivel licenciatura que incluya secciones para un público general. Instuciones líder: UIS (Colombia), UECCI (Colombia), CIDA (Venezuela).</text:span></text:p>
        </text:list-item>
        <text:list-item>
          <text:p text:style-name="P4">Redes de comunicación<text:span text:style-name="T2">. Crear listas de correo y una página web de la colaboración. Institución líder: Uniandes (Colombia). Instituciones de apoyo: IGP (Perú), UNI (Perú) </text:span></text:p>
        </text:list-item>
      </text:list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5" text:outline-level="2"><text:soft-page-break/>Task Force 2 (Niñez y educación) Coordina: Ángela Pérez.</text:h>
      <text:list xml:id="list1295422203" text:style-name="L2">
        <text:list-item>
          <text:p text:style-name="P1"><text:span text:style-name="T1">Sesiones periódicas de coordinación</text:span>. Fortalecer estrategias de comunicación entre maestros y coordinadores de cada país. Instituciones líder: Planetario Medellín (Colombia) e IVIC (Venezuela). Instituciones de apoyo: Planetario Bogotá (Colombia), USA (Colombia)</text:p>
        </text:list-item>
        <text:list-item>
          <text:p text:style-name="P1"><text:span text:style-name="T1">Sesiones virtuales de entrenamiento</text:span>. Crear actividades de entrenamiento virtual abiertas a profesores y estudiantes. Institución líder: IVIC (Venezuela). <text:s/>Instituciones de apoyo: Planetario Bogotá (Colombia), USA (Colombia)</text:p>
        </text:list-item>
        <text:list-item>
          <text:p text:style-name="P1"><text:span text:style-name="T1">Material para estudiantes con discapacidad visual</text:span>. Diseñar material para trabajar con estudiantes con discapacidad visual. Institución líder: Planetario Medellín (Colombia). Instituciones de apoyo: UMSS (Bolivia), Planetario Bogotá (Colombia), USA (Colombia)</text:p>
        </text:list-item>
        <text:list-item>
          <text:p text:style-name="P1"><text:span text:style-name="T1">Encuentro annual TF2</text:span>. Organizar un encuentro <text:span text:style-name="T3">anual para reunir los colaboradores de esta fuerza de trabajo. El tema del primer año es Arqueoastronomìa. Institución lìder: Planetario Medellín. Instituciones de apoyo: Planetario Bogotá (Colombia), USA (Colombia), EPN (Ecuador).</text:span></text:p>
        </text:list-item>
      </text:list>
      <text:h text:style-name="P5" text:outline-level="2">Task Force 3 (Público general) Coordina: Farid Char.</text:h>
      <text:list xml:id="list2032278013" text:style-name="L3">
        <text:list-item>
          <text:p text:style-name="P3"><text:span text:style-name="T1">Material para planetarios</text:span>. Desarrollar material especial para planetarios de la región. Institución Líder: Planetario Medellín. Instituciones de apoyo: UMSS (Bolivia), <text:s/>Planetario Bogotá (Colombia), UIS (Colombia), EPN (Ecuador). </text:p>
        </text:list-item>
        <text:list-item>
          <text:p text:style-name="P3"><text:span text:style-name="T1">Comunicando la Astronomía con el Público</text:span>. Organizar reuniones periódicas para convocar a todos los colaboradores en esta <text:s/>Fuerza de Trabajo. La primera será en el 2016 con el evento CAP (Communicating Astronomy with the Public) en Medellín. Institución líder: SOCHIAS (Chile). Instituciones de apoyo: Planetario Medellín (Colombia), Planetario Bogotá (Colombia),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vidio </meta:initial-creator>
    <meta:creation-date>2015-07-26T12:42:28</meta:creation-date>
    <meta:generator>LibreOffice/3.5$Linux_x86 LibreOffice_project/350m1$Build-2</meta:generator>
    <dc:date>2015-07-26T15:07:02</dc:date>
    <dc:creator>ovidio </dc:creator>
    <meta:editing-duration>PT1H16M44S</meta:editing-duration>
    <meta:editing-cycles>45</meta:editing-cycles>
    <meta:document-statistic meta:table-count="0" meta:image-count="0" meta:object-count="0" meta:page-count="2" meta:paragraph-count="16" meta:word-count="432" meta:character-count="3281" meta:non-whitespace-character-count="2872"/>
  </office:meta>
</office:document-meta>
</file>